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Heading_20_1">
      <style:text-properties officeooo:paragraph-rsid="001d62c4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T1" style:family="text">
      <style:text-properties officeooo:rsid="001d62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lastik Token Governance and Voting Smart Contract</text:span></text:h>
      <text:h text:style-name="Heading_20_2" text:outline-level="2">Overview</text:h>
      <text:list text:style-name="L1">
        <text:list-item>
          <text:p text:style-name="P1"><text:span text:style-name="Strong_20_Emphasis">Governance Tokens:</text:span> When the contract starts, it integrates with the PLASTIK token, an ERC-20 token. Users who hold at least 10,000 tokens in their wallet can participate in governance. </text:p>
        </text:list-item>
        <text:list-item>
          <text:p text:style-name="P1"><text:span text:style-name="Strong_20_Emphasis">Proposing Changes:</text:span> Only token holders can propose changes to a "law" (some on-chain rule or policy). </text:p>
        </text:list-item>
        <text:list-item>
          <text:p text:style-name="P1"><text:span text:style-name="Strong_20_Emphasis">Voting Process:</text:span> Eligible token holders can vote "yes" or "no" on a proposal. </text:p>
        </text:list-item>
        <text:list-item>
          <text:p text:style-name="P1"><text:span text:style-name="Strong_20_Emphasis">Decision Making:</text:span> After the voting deadline, the contract counts the votes and either accepts or rejects the proposal. </text:p>
        </text:list-item>
        <text:list-item>
          <text:p text:style-name="P2"><text:span text:style-name="Strong_20_Emphasis">State Management:</text:span> The contract maintains a state that records the current law, the voting process, and associated constraints. </text:p>
        </text:list-item>
      </text:list>
      <text:h text:style-name="Heading_20_2" text:outline-level="2">Key Components</text:h>
      <text:list text:style-name="L2">
        <text:list-item>
          <text:p text:style-name="P3"><text:span text:style-name="Strong_20_Emphasis">GovState:</text:span> Represents the contract’s state, storing: </text:p>
          <text:list>
            <text:list-item>
              <text:p text:style-name="P3"><text:span text:style-name="Source_20_Text">law</text:span>: The current rule or policy. </text:p>
            </text:list-item>
            <text:list-item>
              <text:p text:style-name="P3"><text:span text:style-name="Source_20_Text">mph</text:span>: A minting policy hash for voting tokens. </text:p>
            </text:list-item>
            <text:list-item>
              <text:p text:style-name="P3"><text:span text:style-name="Source_20_Text">voting</text:span>: Holds the current active proposal and votes (if any). </text:p>
            </text:list-item>
          </text:list>
        </text:list-item>
        <text:list-item>
          <text:p text:style-name="P3"><text:span text:style-name="Strong_20_Emphasis">Proposal:</text:span> Defines a suggested law change with: </text:p>
          <text:list>
            <text:list-item>
              <text:p text:style-name="P3"><text:span text:style-name="Source_20_Text">newLaw</text:span>: The proposed law text. </text:p>
            </text:list-item>
            <text:list-item>
              <text:p text:style-name="P3"><text:span text:style-name="Source_20_Text">tokenName</text:span>: A voting token identifier. </text:p>
            </text:list-item>
            <text:list-item>
              <text:p text:style-name="P3"><text:span text:style-name="Source_20_Text">votingDeadline</text:span>: Time until which voting is allowed. </text:p>
            </text:list-item>
          </text:list>
        </text:list-item>
        <text:list-item>
          <text:p text:style-name="P3"><text:span text:style-name="Strong_20_Emphasis">Voting:</text:span> Tracks votes cast by token holders. </text:p>
        </text:list-item>
        <text:list-item>
          <text:p text:style-name="P3"><text:span text:style-name="Strong_20_Emphasis">GovInput (User Actions):</text:span> </text:p>
          <text:list>
            <text:list-item>
              <text:p text:style-name="P3"><text:span text:style-name="Source_20_Text">MintTokens [TokenName]</text:span>: Mints voting tokens. </text:p>
            </text:list-item>
            <text:list-item>
              <text:p text:style-name="P3"><text:span text:style-name="Source_20_Text">ProposeChange Address Proposal</text:span>: Submits a proposal. </text:p>
            </text:list-item>
            <text:list-item>
              <text:p text:style-name="P3"><text:span text:style-name="Source_20_Text">AddVote Address TokenName Bool</text:span>: Allows voting. </text:p>
            </text:list-item>
            <text:list-item>
              <text:p text:style-name="P3"><text:span text:style-name="Source_20_Text">FinishVoting</text:span>: Finalizes the voting process. <text:s/></text:p>
            </text:list-item>
          </text:list>
        </text:list-item>
      </text:list>
      <text:h text:style-name="Heading_20_2" text:outline-level="2">How the Contract Works</text:h>
      <text:list text:style-name="L3">
        <text:list-item>
          <text:p text:style-name="P4"><text:span text:style-name="Strong_20_Emphasis">Initialization:</text:span> </text:p>
          <text:list>
            <text:list-item>
              <text:p text:style-name="P4">The contract interacts with the PLASTIK token, an ERC-20 token. </text:p>
            </text:list-item>
            <text:list-item>
              <text:p text:style-name="P4">Users with at least 10,000 tokens in their wallet are eligible to vote. </text:p>
            </text:list-item>
          </text:list>
        </text:list-item>
        <text:list-item>
          <text:p text:style-name="P4"><text:span text:style-name="Strong_20_Emphasis">Proposing a Law Change:</text:span> </text:p>
          <text:list>
            <text:list-item>
              <text:p text:style-name="P4">A token holder submits a new proposal. </text:p>
            </text:list-item>
            <text:list-item>
              <text:p text:style-name="P4">The contract verifies that the proposer owns at least 10,000 PLASTIK tokens. </text:p>
            </text:list-item>
            <text:list-item>
              <text:p text:style-name="P4">If valid, the proposal is stored in the contract state. </text:p>
            </text:list-item>
          </text:list>
        </text:list-item>
        <text:list-item>
          <text:p text:style-name="P4"><text:span text:style-name="Strong_20_Emphasis">Voting Process:</text:span> </text:p>
          <text:list>
            <text:list-item>
              <text:p text:style-name="P4">Token holders vote by submitting true (yes) or false (no). </text:p>
            </text:list-item>
            <text:list-item>
              <text:p text:style-name="P4"><text:soft-page-break/>Each token holder can vote once per proposal. </text:p>
            </text:list-item>
          </text:list>
        </text:list-item>
        <text:list-item>
          <text:p text:style-name="P4"><text:span text:style-name="Strong_20_Emphasis">Finalizing the Vote:</text:span> </text:p>
          <text:list>
            <text:list-item>
              <text:p text:style-name="P4">When the deadline is reached, the contract counts "yes" votes. </text:p>
            </text:list-item>
            <text:list-item>
              <text:p text:style-name="P4">If they meet or exceed requiredVotes, the new law is adopted. </text:p>
            </text:list-item>
            <text:list-item>
              <text:p text:style-name="P5">Otherwise, the proposal is discarded. </text:p>
            </text:list-item>
          </text:list>
        </text:list-item>
      </text:list>
      <text:h text:style-name="Heading_20_2" text:outline-level="2">Key Smart Contract Functions</text:h>
      <text:list text:style-name="L4">
        <text:list-item>
          <text:p text:style-name="P6"><text:span text:style-name="Strong_20_Emphasis">transition:</text:span> Defines how the state changes in response to different inputs. </text:p>
        </text:list-item>
        <text:list-item>
          <text:p text:style-name="P6"><text:span text:style-name="Strong_20_Emphasis">ownsVotingToken:</text:span> Ensures only token holders with at least 10,000 PLASTIK tokens can vote. </text:p>
        </text:list-item>
        <text:list-item>
          <text:p text:style-name="P6"><text:span text:style-name="Strong_20_Emphasis">mkTokenName:</text:span> Generates token names dynamically. </text:p>
        </text:list-item>
        <text:list-item>
          <text:p text:style-name="P6"><text:span text:style-name="Strong_20_Emphasis">typedValidator:</text:span> Creates a validator script for secure state transitions. </text:p>
        </text:list-item>
        <text:list-item>
          <text:p text:style-name="P7"><text:span text:style-name="Strong_20_Emphasis">contract:</text:span> Main contract logic handling new laws and voting. </text:p>
        </text:list-item>
      </text:list>
      <text:p text:style-name="Text_20_body"/>
      <text:h text:style-name="P8" text:outline-level="1"><text:span text:style-name="Strong_20_Emphasis">Plastik Token </text:span><text:span text:style-name="Strong_20_Emphasis"><text:span text:style-name="T1">Escrow</text:span></text:span><text:span text:style-name="Strong_20_Emphasis"> Smart Contract</text:span></text:h>
      <text:p text:style-name="Text_20_body"/>
      <text:p text:style-name="Text_20_body">This escrow smart contract in Plutus is designed to facilitate secure value exchanges between multiple parties, ensuring that funds are only released under specified conditions. Here's a breakdown of its key functionalities:</text:p>
      <text:h text:style-name="Heading_20_3" text:outline-level="3"><text:span text:style-name="Strong_20_Emphasis">1. Contract Overview</text:span></text:h>
      <text:list text:style-name="L5">
        <text:list-item>
          <text:p text:style-name="P9">The escrow contract locks funds from contributors until specific conditions are met. </text:p>
        </text:list-item>
        <text:list-item>
          <text:p text:style-name="P9">Funds can be redeemed (released to predefined targets) if the conditions are satisfied. </text:p>
        </text:list-item>
        <text:list-item>
          <text:p text:style-name="P10">If the conditions are not met by the deadline, contributors can get a refund. </text:p>
        </text:list-item>
      </text:list>
      <text:h text:style-name="Heading_20_3" text:outline-level="3"><text:span text:style-name="Strong_20_Emphasis">2. Key Components</text:span></text:h>
      <text:h text:style-name="Heading_20_4" text:outline-level="4"><text:span text:style-name="Strong_20_Emphasis">Data Structures</text:span></text:h>
      <text:list text:style-name="L6">
        <text:list-item>
          <text:p text:style-name="P11"><text:span text:style-name="Strong_20_Emphasis"><text:span text:style-name="Source_20_Text">EscrowTarget</text:span></text:span>: Specifies where funds should go, either to a public key address or a script address. </text:p>
        </text:list-item>
        <text:list-item>
          <text:p text:style-name="P11"><text:span text:style-name="Strong_20_Emphasis"><text:span text:style-name="Source_20_Text">EscrowParams</text:span></text:span>: Defines the escrow terms, including: </text:p>
          <text:list>
            <text:list-item>
              <text:p text:style-name="P11"><text:span text:style-name="Source_20_Text">escrowDeadline</text:span>: The latest time funds can be spent. </text:p>
            </text:list-item>
            <text:list-item>
              <text:p text:style-name="P11"><text:span text:style-name="Source_20_Text">escrowTargets</text:span>: The list of recipients and their required amounts. </text:p>
            </text:list-item>
          </text:list>
        </text:list-item>
        <text:list-item>
          <text:p text:style-name="P11"><text:span text:style-name="Strong_20_Emphasis"><text:span text:style-name="Source_20_Text">Action</text:span></text:span>: Defines two possible actions: </text:p>
          <text:list>
            <text:list-item>
              <text:p text:style-name="P11"><text:span text:style-name="Source_20_Text">Redeem</text:span>: Release funds to predefined targets. </text:p>
            </text:list-item>
            <text:list-item>
              <text:p text:style-name="P12"><text:span text:style-name="Source_20_Text">Refund</text:span>: Allow contributors to reclaim their funds after the deadline. </text:p>
            </text:list-item>
          </text:list>
        </text:list-item>
      </text:list>
      <text:h text:style-name="Heading_20_4" text:outline-level="4"><text:span text:style-name="Strong_20_Emphasis">Smart Contract Logic</text:span></text:h>
      <text:list text:style-name="L7">
        <text:list-item>
          <text:p text:style-name="P13"><text:span text:style-name="Strong_20_Emphasis"><text:span text:style-name="Source_20_Text">validate</text:span></text:span><text:span text:style-name="Strong_20_Emphasis"> Function</text:span>:</text:p>
          <text:list>
            <text:list-item>
              <text:p text:style-name="P14">If <text:span text:style-name="Source_20_Text">Redeem</text:span> is called: </text:p>
              <text:list>
                <text:list-item>
                  <text:p text:style-name="P14"><text:soft-page-break/>Ensures the transaction occurs after the <text:span text:style-name="Source_20_Text">escrowDeadline</text:span>. </text:p>
                </text:list-item>
                <text:list-item>
                  <text:p text:style-name="P14">Confirms that all targets receive their specified funds. </text:p>
                </text:list-item>
              </text:list>
            </text:list-item>
            <text:list-item>
              <text:p text:style-name="P14">If <text:span text:style-name="Source_20_Text">Refund</text:span> is called: </text:p>
              <text:list>
                <text:list-item>
                  <text:p text:style-name="P14">Ensures the transaction occurs before the <text:span text:style-name="Source_20_Text">escrowDeadline - 1</text:span>. </text:p>
                </text:list-item>
                <text:list-item>
                  <text:p text:style-name="P14">Confirms that the contributor (who deposited funds) is reclaiming them. </text:p>
                </text:list-item>
              </text:list>
            </text:list-item>
          </text:list>
        </text:list-item>
        <text:list-item>
          <text:p text:style-name="P13"><text:span text:style-name="Strong_20_Emphasis">Transaction Constraints</text:span>:</text:p>
          <text:list>
            <text:list-item>
              <text:p text:style-name="P14">Uses <text:span text:style-name="Source_20_Text">mustPayToPubKey</text:span> for direct payments. </text:p>
            </text:list-item>
            <text:list-item>
              <text:p text:style-name="P13">Uses <text:span text:style-name="Source_20_Text">mustPayToOtherScriptWithDatumInTx</text:span> for script-based payments. </text:p>
            </text:list-item>
          </text:list>
        </text:list-item>
      </text:list>
      <text:h text:style-name="Heading_20_3" text:outline-level="3"><text:span text:style-name="Strong_20_Emphasis">3. Workflow</text:span></text:h>
      <text:list text:style-name="L8">
        <text:list-item>
          <text:p text:style-name="P15"><text:span text:style-name="Strong_20_Emphasis">Paying into the Escrow</text:span>: </text:p>
          <text:list>
            <text:list-item>
              <text:p text:style-name="P15">Users send funds to the escrow contract. </text:p>
            </text:list-item>
          </text:list>
        </text:list-item>
        <text:list-item>
          <text:p text:style-name="P15"><text:span text:style-name="Strong_20_Emphasis">Redeeming Funds</text:span>: </text:p>
          <text:list>
            <text:list-item>
              <text:p text:style-name="P15">If the conditions are met (correct amount &amp; valid deadline), the funds are sent to the recipients. </text:p>
            </text:list-item>
          </text:list>
        </text:list-item>
        <text:list-item>
          <text:p text:style-name="P15"><text:span text:style-name="Strong_20_Emphasis">Refunding Funds</text:span>: </text:p>
          <text:list>
            <text:list-item>
              <text:p text:style-name="P16">If the deadline passes and conditions are not met, contributors can reclaim their funds. </text:p>
            </text:list-item>
          </text:list>
        </text:list-item>
      </text:list>
      <text:h text:style-name="Heading_20_3" text:outline-level="3"><text:span text:style-name="Strong_20_Emphasis">4. Security Measures</text:span></text:h>
      <text:list text:style-name="L9">
        <text:list-item>
          <text:p text:style-name="P17">Uses <text:span text:style-name="Source_20_Text">traceIfFalse</text:span> for debugging. </text:p>
        </text:list-item>
        <text:list-item>
          <text:p text:style-name="P17">Ensures only authorized parties can redeem/refund. </text:p>
        </text:list-item>
        <text:list-item>
          <text:p text:style-name="P18">Prevents unauthorized access by validating signatures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58:55.817625835</meta:creation-date>
    <dc:date>2025-03-22T10:16:58.341097623</dc:date>
    <meta:editing-duration>PT18H20M16S</meta:editing-duration>
    <meta:editing-cycles>2</meta:editing-cycles>
    <meta:generator>LibreOffice/24.8.5.2$Linux_X86_64 LibreOffice_project/27b361b745d0ea8f99bc93dfcb7a39098dfa5fff</meta:generator>
    <meta:print-date>2025-03-20T16:07:25.159066346</meta:print-date>
    <meta:printed-by>PDF files</meta:printed-by>
    <meta:document-statistic meta:table-count="0" meta:image-count="0" meta:object-count="0" meta:page-count="3" meta:paragraph-count="80" meta:word-count="688" meta:character-count="4331" meta:non-whitespace-character-count="3724"/>
  </office:meta>
</office:document-meta>
</file>